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2e5" officeooo:paragraph-rsid="000ba2e5"/>
    </style:style>
    <style:style style:name="P2" style:family="paragraph" style:parent-style-name="Standard">
      <style:text-properties officeooo:rsid="000ddd16" officeooo:paragraph-rsid="000ddd16"/>
    </style:style>
    <style:style style:name="P3" style:family="paragraph" style:parent-style-name="Standard">
      <style:text-properties fo:font-size="14pt" fo:font-weight="bold" style:font-weight-asian="bold" style:font-weight-complex="bold"/>
    </style:style>
    <style:style style:name="P4" style:family="paragraph" style:parent-style-name="Standard">
      <style:text-properties fo:font-size="14pt" fo:font-weight="bold" officeooo:rsid="000ba2e5" officeooo:paragraph-rsid="000ba2e5" style:font-weight-asian="bold" style:font-weight-complex="bold"/>
    </style:style>
    <style:style style:name="P5" style:family="paragraph" style:parent-style-name="Standard">
      <style:text-properties fo:font-size="14pt" officeooo:rsid="000ba2e5" officeooo:paragraph-rsid="000ba2e5"/>
    </style:style>
    <style:style style:name="P6" style:family="paragraph" style:parent-style-name="Standard">
      <style:text-properties officeooo:rsid="000f6536" officeooo:paragraph-rsid="000f6536"/>
    </style:style>
    <style:style style:name="P7" style:family="paragraph" style:parent-style-name="Preformatted_20_Text">
      <style:text-properties officeooo:paragraph-rsid="000ddd16"/>
    </style:style>
    <style:style style:name="P8" style:family="paragraph" style:parent-style-name="Standard">
      <style:text-properties officeooo:rsid="0011cd95" officeooo:paragraph-rsid="0011cd95"/>
    </style:style>
    <style:style style:name="P9" style:family="paragraph" style:parent-style-name="Standard">
      <style:text-properties officeooo:rsid="000ba2e5" officeooo:paragraph-rsid="000ba2e5"/>
    </style:style>
    <style:style style:name="P10" style:family="paragraph" style:parent-style-name="Standard">
      <style:text-properties officeooo:rsid="000ba2e5" officeooo:paragraph-rsid="000ddd16"/>
    </style:style>
    <style:style style:name="P11" style:family="paragraph" style:parent-style-name="Standard">
      <style:text-properties officeooo:rsid="0012f747" officeooo:paragraph-rsid="0012f747"/>
    </style:style>
    <style:style style:name="P12" style:family="paragraph" style:parent-style-name="Standard">
      <style:text-properties fo:font-weight="bold" officeooo:rsid="0012f747" officeooo:paragraph-rsid="0012f747" style:font-weight-asian="bold" style:font-weight-complex="bold"/>
    </style:style>
    <style:style style:name="P13" style:family="paragraph" style:parent-style-name="Standard">
      <style:text-properties fo:font-weight="bold" officeooo:rsid="0012f747" officeooo:paragraph-rsid="0014ae8c" style:font-weight-asian="bold" style:font-weight-complex="bold"/>
    </style:style>
    <style:style style:name="P14" style:family="paragraph" style:parent-style-name="Standard">
      <style:text-properties fo:font-weight="bold" officeooo:rsid="0012f747" officeooo:paragraph-rsid="0014ecf3" style:font-weight-asian="bold" style:font-weight-complex="bold"/>
    </style:style>
    <style:style style:name="P15" style:family="paragraph" style:parent-style-name="Standard">
      <style:text-properties fo:font-weight="bold" officeooo:rsid="00139661" officeooo:paragraph-rsid="00139661" style:font-weight-asian="bold" style:font-weight-complex="bold"/>
    </style:style>
    <style:style style:name="P16" style:family="paragraph" style:parent-style-name="Standard">
      <style:text-properties fo:font-weight="normal" officeooo:rsid="0012f747" officeooo:paragraph-rsid="0012f747" style:font-weight-asian="normal" style:font-weight-complex="normal"/>
    </style:style>
    <style:style style:name="P17" style:family="paragraph" style:parent-style-name="Standard">
      <style:text-properties officeooo:rsid="0014ae8c" officeooo:paragraph-rsid="0014ae8c"/>
    </style:style>
    <style:style style:name="P18" style:family="paragraph" style:parent-style-name="Standard">
      <style:text-properties officeooo:rsid="0014ecf3" officeooo:paragraph-rsid="0014ecf3"/>
    </style:style>
    <style:style style:name="P19" style:family="paragraph" style:parent-style-name="Preformatted_20_Text">
      <style:text-properties officeooo:paragraph-rsid="000ddd16"/>
    </style:style>
    <style:style style:name="P20" style:family="paragraph" style:parent-style-name="Preformatted_20_Text">
      <style:text-properties officeooo:rsid="0014ecf3" officeooo:paragraph-rsid="0014ecf3"/>
    </style:style>
    <style:style style:name="T1" style:family="text">
      <style:text-properties officeooo:rsid="000ba2e5"/>
    </style:style>
    <style:style style:name="T2" style:family="text">
      <style:text-properties officeooo:rsid="000ddd16"/>
    </style:style>
    <style:style style:name="T3" style:family="text">
      <style:text-properties officeooo:rsid="000f6536"/>
    </style:style>
    <style:style style:name="T4" style:family="text">
      <style:text-properties officeooo:rsid="00139661"/>
    </style:style>
    <style:style style:name="T5" style:family="text">
      <style:text-properties officeooo:rsid="0014ae8c"/>
    </style:style>
    <style:style style:name="T6" style:family="text">
      <style:text-properties officeooo:rsid="0014ec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<text:span text:style-name="T1">23-07-2019</text:span></text:p>
      <text:p text:style-name="P3">//<text:span text:style-name="T1">file descriptor</text:span></text:p>
      <text:p text:style-name="P3">//<text:span text:style-name="T1">open system call</text:span></text:p>
      <text:p text:style-name="P15">//filedescriptor.c</text:p>
      <text:p text:style-name="P15"/>
      <text:p text:style-name="P1">#include&lt;stdio.h&gt;</text:p>
      <text:p text:style-name="P1">#include&lt;fcntl.h&gt;</text:p>
      <text:p text:style-name="P1">#include&lt;errno.h&gt;</text:p>
      <text:p text:style-name="P1">extern int errno;</text:p>
      <text:p text:style-name="P1">int main()</text:p>
      <text:p text:style-name="P1">{</text:p>
      <text:p text:style-name="P1">int fd = open("smthg.txt" , O_RDONLY | O_CREAT);</text:p>
      <text:p text:style-name="P1">printf("fd = %d\n" , fd);</text:p>
      <text:p text:style-name="P1">if (fd == -1)</text:p>
      <text:p text:style-name="P1">{</text:p>
      <text:p text:style-name="P1">printf("Error Number is %d \n",errno);</text:p>
      <text:p text:style-name="P1">perror("Program");</text:p>
      <text:p text:style-name="P1">}</text:p>
      <text:p text:style-name="P1">return 0;</text:p>
      <text:p text:style-name="P1">}</text:p>
      <text:p text:style-name="Standard"/>
      <text:p text:style-name="Standard"/>
      <text:p text:style-name="Standard"/>
      <text:p text:style-name="Standard"/>
      <text:p text:style-name="P1">o/p :-</text:p>
      <text:p text:style-name="P1">nano filedescriptor.c</text:p>
      <text:p text:style-name="P1">mscit8@mscit8-H61H2-I3:~/geet$ gcc -o file filedescriptor.c</text:p>
      <text:p text:style-name="P1">mscit8@mscit8-H61H2-I3:~/geet$ ./file</text:p>
      <text:p text:style-name="P1">fd = 3</text:p>
      <text:p text:style-name="P1">mscit8@mscit8-H61H2-I3:~/geet$ </text:p>
      <text:p text:style-name="P1"/>
      <text:p text:style-name="P5"/>
      <text:p text:style-name="P4">//<text:span text:style-name="T2">close system</text:span></text:p>
      <text:p text:style-name="P1">//File: des.c <text:s text:c="62"/></text:p>
      <text:p text:style-name="P1"/>
      <text:p text:style-name="P1">#include&lt;unistd.h&gt;</text:p>
      <text:p text:style-name="P1">#include&lt;stdlib.h&gt;</text:p>
      <text:p text:style-name="P1">#include&lt;stdio.h&gt; </text:p>
      <text:p text:style-name="P1">#include &lt;fcntl.h&gt; </text:p>
      <text:p text:style-name="P1">int main() </text:p>
      <text:p text:style-name="P1">{ </text:p>
      <text:p text:style-name="P1"><text:s text:c="4"/>int fd1 = open("foo.txt", O_RDONLY); </text:p>
      <text:p text:style-name="P1"><text:s text:c="4"/>if (fd1 &lt; 0) <text:s/></text:p>
      <text:p text:style-name="P1"><text:s text:c="4"/>{ </text:p>
      <text:p text:style-name="P1"><text:s text:c="8"/>perror("c1"); </text:p>
      <text:p text:style-name="P1"><text:s text:c="8"/>exit(1); </text:p>
      <text:p text:style-name="P1"><text:s text:c="4"/>} </text:p>
      <text:p text:style-name="P1"><text:s text:c="4"/>printf("opened the fd = % d\n", fd1); </text:p>
      <text:p text:style-name="P1"/>
      <text:p text:style-name="P1"><text:s text:c="4"/>// Using close system Call </text:p>
      <text:p text:style-name="P1"><text:s text:c="4"/>if (close(fd1) &lt; 0) <text:s/></text:p>
      <text:p text:style-name="P1"><text:s text:c="4"/>{ </text:p>
      <text:p text:style-name="P1"><text:soft-page-break/><text:s text:c="8"/>perror("c1"); </text:p>
      <text:p text:style-name="P1"><text:s text:c="8"/>exit(1); </text:p>
      <text:p text:style-name="P1"><text:s text:c="4"/>} <text:s/></text:p>
      <text:p text:style-name="P1"><text:s text:c="4"/>printf("closed the fd.\n"); </text:p>
      <text:p text:style-name="P1">} </text:p>
      <text:p text:style-name="P1"/>
      <text:p text:style-name="P1">//<text:span text:style-name="T4">create foo.txt file</text:span></text:p>
      <text:p text:style-name="P1"/>
      <text:p text:style-name="P2">o/p:- </text:p>
      <text:p text:style-name="P10"/>
      <text:p text:style-name="P7">mscit8@mscit8-H61H2-I3:~/geet$ nano des.c</text:p>
      <text:p text:style-name="P7">mscit8@mscit8-H61H2-I3:~/geet$ gcc -o f des.c</text:p>
      <text:p text:style-name="P7">mscit8@mscit8-H61H2-I3:~/geet$ ./f</text:p>
      <text:p text:style-name="P7">opened the fd = <text:s/>3</text:p>
      <text:p text:style-name="P7">closed the fd.</text:p>
      <text:p text:style-name="P7">mscit8@mscit8-H61H2-I3:~/geet$ </text:p>
      <text:p text:style-name="P2"/>
      <text:p text:style-name="P1"/>
      <text:p text:style-name="P1"/>
      <text:p text:style-name="P4">//<text:span text:style-name="T3">close system call</text:span></text:p>
      <text:p text:style-name="P1">//<text:span text:style-name="T3">closedescriptor</text:span></text:p>
      <text:p text:style-name="P1"/>
      <text:p text:style-name="P1"/>
      <text:p text:style-name="P1">#include&lt;unistd.h&gt;</text:p>
      <text:p text:style-name="P1">#include&lt;stdlib.h&gt;</text:p>
      <text:p text:style-name="P1">#include&lt;stdio.h&gt;</text:p>
      <text:p text:style-name="P1">#include&lt;fcntl.h&gt;</text:p>
      <text:p text:style-name="P1">int main()</text:p>
      <text:p text:style-name="P1">{</text:p>
      <text:p text:style-name="P1">int fd1 = open("fdd.txt" , O_RDONLY, 0);</text:p>
      <text:p text:style-name="P1">close(fd1);</text:p>
      <text:p text:style-name="P1">int fd2 = open("fdd1.txt" , O_RDONLY, 0);</text:p>
      <text:p text:style-name="P1">printf("fd2 = %d\n" , fd2);</text:p>
      <text:p text:style-name="P1">exit(0);</text:p>
      <text:p text:style-name="P1">}</text:p>
      <text:p text:style-name="P1"><text:s/></text:p>
      <text:p text:style-name="P1">//<text:span text:style-name="T4">create fdd.txt ,fdd1.txt file</text:span></text:p>
      <text:p text:style-name="P1"/>
      <text:p text:style-name="P6">o/p :-</text:p>
      <text:p text:style-name="P6">nano closedescriptor.cmscit8@mscit8-H61H2-I3:~/geet$ gcc -o close closedescriptor.c</text:p>
      <text:p text:style-name="P6">mscit8@mscit8-H61H2-I3:~/geet$ ./close</text:p>
      <text:p text:style-name="P6">fd2 = 3</text:p>
      <text:p text:style-name="P6">mscit8@mscit8-H61H2-I3:~/geet$ 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#read system call</text:p>
      <text:p text:style-name="P12">//readdescrip</text:p>
      <text:p text:style-name="P16">#include&lt;unistd.h&gt;</text:p>
      <text:p text:style-name="P16">#include&lt;stdlib.h&gt;</text:p>
      <text:p text:style-name="P16">#include&lt;stdio.h&gt;</text:p>
      <text:p text:style-name="P16">#include &lt;fcntl.h&gt;</text:p>
      <text:p text:style-name="P16">int main()</text:p>
      <text:p text:style-name="P16">{</text:p>
      <text:p text:style-name="P16">int fd, sz;</text:p>
      <text:p text:style-name="P16">char *c = (char *) calloc(100, sizeof(char));</text:p>
      <text:p text:style-name="P16">fd = open("foo.txt", O_RDONLY);</text:p>
      <text:p text:style-name="P16">if (fd &lt; 0)</text:p>
      <text:p text:style-name="P16">{</text:p>
      <text:p text:style-name="P16">perror("r1");</text:p>
      <text:p text:style-name="P16">exit(1);</text:p>
      <text:p text:style-name="P16">}</text:p>
      <text:p text:style-name="P16">sz = read(fd, c, 10);</text:p>
      <text:p text:style-name="P16">printf("called read(% d, c, 10). <text:s/>returned that" " %d bytes <text:s/>were read.\n", fd, sz);</text:p>
      <text:p text:style-name="P16">c[sz] = '\0';</text:p>
      <text:p text:style-name="P16">printf("Those bytes are as follows: %s\n", c);</text:p>
      <text:p text:style-name="P16">}</text:p>
      <text:p text:style-name="P15"/>
      <text:p text:style-name="P15">//create foo.txt file and enter some text</text:p>
      <text:p text:style-name="P12"/>
      <text:p text:style-name="P12"/>
      <text:p text:style-name="P11"/>
      <text:p text:style-name="P11">o/p:-</text:p>
      <text:p text:style-name="P11">mscit8@mscit8-H61H2-I3:~/geet$ gcc -o f readdescrip.c</text:p>
      <text:p text:style-name="P11">mscit8@mscit8-H61H2-I3:~/geet$ ./f</text:p>
      <text:p text:style-name="P11">called read( 3, c, 10). <text:s/>returned that 10 bytes <text:s/>were read.</text:p>
      <text:p text:style-name="P11">Those bytes are as follows: fgdfthcdds</text:p>
      <text:p text:style-name="P11">mscit8@mscit8-H61H2-I3:~/geet$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#read system call</text:p>
      <text:p text:style-name="P13">//readdescrip<text:span text:style-name="T5">2</text:span></text:p>
      <text:p text:style-name="P1">#include&lt;unistd.h&gt;</text:p>
      <text:p text:style-name="P1">#include&lt;stdlib.h&gt;</text:p>
      <text:p text:style-name="P1">#include&lt;stdio.h&gt;</text:p>
      <text:p text:style-name="P1">#include&lt;fcntl.h&gt;</text:p>
      <text:p text:style-name="P1">int main()</text:p>
      <text:p text:style-name="P1">{</text:p>
      <text:p text:style-name="P1"><text:s text:c="4"/>char c;</text:p>
      <text:p text:style-name="P1"><text:s text:c="4"/>int fd1 = open("foobar.txt", O_RDONLY, 0);</text:p>
      <text:p text:style-name="P1"><text:s text:c="4"/>int fd2 = open("foobar.txt", O_RDONLY, 0);</text:p>
      <text:p text:style-name="P1"><text:s text:c="4"/>read(fd1, &amp;c, 1);</text:p>
      <text:p text:style-name="P1"><text:s text:c="4"/>read(fd2, &amp;c, 1);</text:p>
      <text:p text:style-name="P1"><text:soft-page-break/><text:s text:c="4"/>printf("c = %c\n",c);</text:p>
      <text:p text:style-name="P1"><text:s text:c="4"/>exit(0);</text:p>
      <text:p text:style-name="P1">}</text:p>
      <text:p text:style-name="P1"/>
      <text:p text:style-name="P1"/>
      <text:p text:style-name="P1"/>
      <text:p text:style-name="P1">//<text:span text:style-name="T5">create foobar.txt file</text:span></text:p>
      <text:p text:style-name="P1"/>
      <text:p text:style-name="P1"/>
      <text:p text:style-name="P17">o/p:-</text:p>
      <text:p text:style-name="P17">mscit8@mscit8-H61H2-I3:~/geet$ nano readdescrip2.c</text:p>
      <text:p text:style-name="P17">mscit8@mscit8-H61H2-I3:~/geet$ gcc -o fd readdescrip2.c</text:p>
      <text:p text:style-name="P17">mscit8@mscit8-H61H2-I3:~/geet$ ./fd</text:p>
      <text:p text:style-name="P17">c = f</text:p>
      <text:p text:style-name="P17">mscit8@mscit8-H61H2-I3:~/geet$ </text:p>
      <text:p text:style-name="P17"/>
      <text:p text:style-name="P17"/>
      <text:p text:style-name="P17"/>
      <text:p text:style-name="P17"/>
      <text:p text:style-name="P14">#<text:span text:style-name="T6">write </text:span>system call</text:p>
      <text:p text:style-name="P14">//<text:span text:style-name="T6">write</text:span>des.<text:span text:style-name="T6">c</text:span></text:p>
      <text:p text:style-name="P1">#include&lt;unistd.h&gt;</text:p>
      <text:p text:style-name="P1">#include&lt;stdlib.h&gt;</text:p>
      <text:p text:style-name="P1">#include&lt;stdio.h&gt; </text:p>
      <text:p text:style-name="P1">#include&lt;string.h&gt; </text:p>
      <text:p text:style-name="P1">//#include&lt;unistd.h&gt; </text:p>
      <text:p text:style-name="P1">#include&lt;fcntl.h&gt; </text:p>
      <text:p text:style-name="P1"><text:s text:c="2"/></text:p>
      <text:p text:style-name="P1">int main (void) </text:p>
      <text:p text:style-name="P1">{ </text:p>
      <text:p text:style-name="P1"><text:s text:c="4"/>int fd[2]; </text:p>
      <text:p text:style-name="P1"><text:s text:c="4"/>char buf1[12] = "hello world"; </text:p>
      <text:p text:style-name="P1"><text:s text:c="4"/>char buf2[12]; </text:p>
      <text:p text:style-name="P1"><text:s text:c="2"/></text:p>
      <text:p text:style-name="P1"><text:s text:c="4"/>// assume foobar.txt is already created </text:p>
      <text:p text:style-name="P1"><text:s text:c="4"/>fd[0] = open("foobar.txt", O_RDWR); <text:s text:c="8"/></text:p>
      <text:p text:style-name="P1"><text:s text:c="4"/>fd[1] = open("foobar.txt", O_RDWR); </text:p>
      <text:p text:style-name="P1"/>
      <text:p text:style-name="P1"><text:s text:c="4"/>write(fd[0], buf1, strlen(buf1)); <text:s text:c="9"/></text:p>
      <text:p text:style-name="P1"><text:s text:c="4"/>write(1, buf2, read(fd[1], buf2, 12)); </text:p>
      <text:p text:style-name="P1"><text:s text:c="2"/></text:p>
      <text:p text:style-name="P1"><text:s text:c="4"/>close(fd[0]); </text:p>
      <text:p text:style-name="P1"><text:s text:c="4"/>close(fd[1]); </text:p>
      <text:p text:style-name="P1"><text:s text:c="2"/></text:p>
      <text:p text:style-name="P1"><text:s text:c="4"/>return 0; </text:p>
      <text:p text:style-name="P1">} </text:p>
      <text:p text:style-name="P1"/>
      <text:p text:style-name="P1"/>
      <text:p text:style-name="P1"/>
      <text:p text:style-name="P1"/>
      <text:p text:style-name="P1"/>
      <text:p text:style-name="P1"/>
      <text:p text:style-name="P18"><text:soft-page-break/>o/p:- </text:p>
      <text:p text:style-name="P18">mscit8@mscit8-H61H2-I3:~/geet$ nano writedesc2.c</text:p>
      <text:p text:style-name="P18">mscit8@mscit8-H61H2-I3:~/geet$ gcc -o fdw writedesc2.c</text:p>
      <text:p text:style-name="P18">mscit8@mscit8-H61H2-I3:~/geet$ ./fdw</text:p>
      <text:p text:style-name="P20">hello world</text:p>
      <text:p text:style-name="P18">mscit8@mscit8-H61H2-I3:~/geet$ </text:p>
      <text:p text:style-name="P1"/>
      <text:p text:style-name="P1"/>
      <text:p text:style-name="P1"/>
      <text:p text:style-name="P8">reference :- </text:p>
      <text:p text:style-name="P1">https://www.geeksforgeeks.org/input-output-system-calls-c-create-open-close-read-writ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0:30:20.790886169</meta:creation-date>
    <dc:date>2019-07-25T12:16:12.420547214</dc:date>
    <meta:editing-duration>PT27M31S</meta:editing-duration>
    <meta:editing-cycles>4</meta:editing-cycles>
    <meta:generator>LibreOffice/5.4.5.1$Linux_X86_64 LibreOffice_project/40m0$Build-1</meta:generator>
    <meta:document-statistic meta:table-count="0" meta:image-count="0" meta:object-count="0" meta:page-count="5" meta:paragraph-count="162" meta:word-count="400" meta:character-count="3536" meta:non-whitespace-character-count="3006"/>
  </office:meta>
</office:document-meta>
</file>